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3pt" style:font-name-asian="Arial" style:font-size-asian="13pt" style:font-size-complex="13pt"/>
    </style:style>
    <style:style style:name="ce2" style:family="table-cell" style:parent-style-name="Default" style:data-style-name="N3">
      <style:text-properties fo:font-size="13pt" style:font-name-asian="Arial" style:font-size-asian="13pt" style:font-size-complex="13pt"/>
    </style:style>
    <style:style style:name="ce3" style:family="table-cell" style:parent-style-name="Default" style:data-style-name="N108">
      <style:text-properties fo:font-size="13pt" style:font-name-asian="Arial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name-asian="Arial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LNG輸入量</text:p>
            <text:p>（億㎥, 2020）</text:p>
          </table:table-cell>
          <table:table-cell office:value-type="string">
            <text:p>대 세계 비율.</text:p>
          </table:table-cell>
          <table:table-cell table:style-name="ce4" office:value-type="string">
            <text:p>누계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일본</text:p>
          </table:table-cell>
          <table:table-cell table:style-name="ce2" office:value-type="float" office:value="1055">
            <text:p>1,055</text:p>
          </table:table-cell>
          <table:table-cell table:style-name="ce3" table:formula="of:=[.C3]/[.$C$7]" office:value-type="percentage" office:value="0.217480931766646">
            <text:p>21.7%</text:p>
          </table:table-cell>
          <table:table-cell table:style-name="ce3" table:formula="of:=SUM([.$D$3:.D3])" office:value-type="percentage" office:value="0.217480931766646">
            <text:p>21.7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중국</text:p>
          </table:table-cell>
          <table:table-cell table:style-name="ce2" office:value-type="float" office:value="848">
            <text:p>848</text:p>
          </table:table-cell>
          <table:table-cell table:style-name="ce3" table:formula="of:=[.C4]/[.$C$7]" office:value-type="percentage" office:value="0.174809317666461">
            <text:p>17.5%</text:p>
          </table:table-cell>
          <table:table-cell table:style-name="ce3" table:formula="of:=SUM([.$D$3:.D4])" office:value-type="percentage" office:value="0.392290249433106">
            <text:p>39.2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한국</text:p>
          </table:table-cell>
          <table:table-cell table:style-name="ce2" office:value-type="float" office:value="556">
            <text:p>556</text:p>
          </table:table-cell>
          <table:table-cell table:style-name="ce3" table:formula="of:=[.C5]/[.$C$7]" office:value-type="percentage" office:value="0.114615543186972">
            <text:p>11.5%</text:p>
          </table:table-cell>
          <table:table-cell table:style-name="ce3" table:formula="of:=SUM([.$D$3:.D5])" office:value-type="percentage" office:value="0.506905792620078">
            <text:p>50.7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파키스탄</text:p>
          </table:table-cell>
          <table:table-cell table:style-name="ce2" office:value-type="float" office:value="118">
            <text:p>118</text:p>
          </table:table-cell>
          <table:table-cell table:style-name="ce3" table:formula="of:=[.C6]/[.$C$7]" office:value-type="percentage" office:value="0.0243248814677386">
            <text:p>2.4%</text:p>
          </table:table-cell>
          <table:table-cell table:style-name="ce3" table:formula="of:=SUM([.$D$3:.D6])" office:value-type="percentage" office:value="0.531230674087817">
            <text:p>53.1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전 세계</text:p>
          </table:table-cell>
          <table:table-cell table:style-name="ce2" office:value-type="float" office:value="4851">
            <text:p>4,851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9">2023/01/19</text:date>, <text:time>15:58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3-01-19T14:58:18.46</meta:creation-date>
    <dc:date>2023-01-19T15:58:23.86</dc:date>
    <dc:creator>iwabuchi ken</dc:creator>
    <meta:editing-duration>PT1H8S</meta:editing-duration>
    <meta:editing-cycles>6</meta:editing-cycles>
    <meta:generator>OpenOffice/4.1.3$Win32 OpenOffice.org_project/413m1$Build-9783</meta:generator>
    <meta:document-statistic meta:table-count="1" meta:cell-count="21" meta:object-count="0"/>
  </office:meta>
</office:document-meta>
</file>